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0a82" officeooo:paragraph-rsid="002a586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1c0a82" officeooo:paragraph-rsid="002a5867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2a5867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a5867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1" fo:font-size="18pt" fo:font-style="normal" style:text-underline-style="none" fo:font-weight="bold" officeooo:rsid="001c0a82" officeooo:paragraph-rsid="002a5867" style:text-blinking="fals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italic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6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7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/>
    </style:style>
    <style:style style:name="P1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2c3bc6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2d3f32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2eee10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2f63d3" style:text-blinking="false" fo:background-color="transparent" style:font-weight-asian="bold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30443d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318cd7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32e9fa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343c88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32e9fa" style:text-blinking="false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top="0in" fo:margin-bottom="0in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2c3bc6" officeooo:paragraph-rsid="00343c88" style:text-blinking="false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Text_20_body">
      <style:paragraph-properties fo:margin-top="0in" fo:margin-bottom="0in" loext:contextual-spacing="false" style:writing-mode="lr-tb"/>
      <style:text-properties fo:font-size="14pt" fo:font-style="normal" fo:font-weight="normal" officeooo:rsid="001c0a82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d41f9"/>
    </style:style>
    <style:style style:name="T2" style:family="text">
      <style:text-properties officeooo:rsid="00209421"/>
    </style:style>
    <style:style style:name="T3" style:family="text">
      <style:text-properties officeooo:rsid="0022b866"/>
    </style:style>
    <style:style style:name="T4" style:family="text">
      <style:text-properties officeooo:rsid="00247092"/>
    </style:style>
    <style:style style:name="T5" style:family="text">
      <style:text-properties officeooo:rsid="00250935"/>
    </style:style>
    <style:style style:name="T6" style:family="text">
      <style:text-properties officeooo:rsid="00260cec"/>
    </style:style>
    <style:style style:name="T7" style:family="text">
      <style:text-properties officeooo:rsid="0028ff6f"/>
    </style:style>
    <style:style style:name="T8" style:family="text">
      <style:text-properties officeooo:rsid="0029ee60"/>
    </style:style>
    <style:style style:name="T9" style:family="text">
      <style:text-properties officeooo:rsid="002a5728"/>
    </style:style>
    <style:style style:name="T10" style:family="text">
      <style:text-properties officeooo:rsid="002aea5b"/>
    </style:style>
    <style:style style:name="T11" style:family="text">
      <style:text-properties officeooo:rsid="002d3f32"/>
    </style:style>
    <style:style style:name="T12" style:family="text">
      <style:text-properties officeooo:rsid="002eee10"/>
    </style:style>
    <style:style style:name="T13" style:family="text">
      <style:text-properties officeooo:rsid="002f63d3"/>
    </style:style>
    <style:style style:name="T14" style:family="text">
      <style:text-properties officeooo:rsid="0030443d"/>
    </style:style>
    <style:style style:name="T15" style:family="text">
      <style:text-properties officeooo:rsid="00318cd7"/>
    </style:style>
    <style:style style:name="T16" style:family="text">
      <style:text-properties officeooo:rsid="0032e9fa"/>
    </style:style>
    <style:style style:name="T17" style:family="text">
      <style:text-properties officeooo:rsid="00343c8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1b7afc37-7fff-8e33-5567-d1bd5d2c2123"/>Questions Focus Group (t=1semaine)</text:p>
      <text:p text:style-name="Text_20_body"/>
      <text:p text:style-name="P6">1) Quel texte vous a le plus marqué ?</text:p>
      <text:p text:style-name="Text_20_body"/>
      <text:list xml:id="list1749331563862010224" text:style-name="L1">
        <text:list-item>
          <text:p text:style-name="P10">texte 2</text:p>
        </text:list-item>
      </text:list>
      <text:p text:style-name="Text_20_body"/>
      <text:p text:style-name="P6">2) Vous voyez-vous lire avec ce dispositif ?</text:p>
      <text:p text:style-name="Text_20_body"/>
      <text:list xml:id="list8006328738566394048" text:style-name="L2">
        <text:list-item>
          <text:p text:style-name="P11">je prefere lire sur papier et en français, mais occasionnellement peut etre</text:p>
        </text:list-item>
      </text:list>
      <text:p text:style-name="Text_20_body"/>
      <text:p text:style-name="P6">3) Comment pouvez-vous décrire l’expérience que vous avez vécu ?</text:p>
      <text:p text:style-name="Text_20_body"/>
      <text:list xml:id="list4726392586639531218" text:style-name="L3">
        <text:list-item>
          <text:p text:style-name="P12">intéressant </text:p>
        </text:list-item>
      </text:list>
      <text:p text:style-name="Text_20_body"/>
      <text:p text:style-name="P7">4) Qu’est ce que Harry Potter a reçu pour noël et par qui ? (texte 1)</text:p>
      <text:p text:style-name="Text_20_body"/>
      <text:list xml:id="list1508207635619421970" text:style-name="L4">
        <text:list-item>
          <text:p text:style-name="P13">un pull de la mere de ron</text:p>
        </text:list-item>
      </text:list>
      <text:p text:style-name="P8"/>
      <text:p text:style-name="P17">Total : <text:s text:c="2"/>2 points</text:p>
      <text:p text:style-name="P17"/>
      <text:p text:style-name="P17"/>
      <text:p text:style-name="P7">5) Avec qui est Harry Potter ? (texte 1)</text:p>
      <text:p text:style-name="Text_20_body"/>
      <text:list xml:id="list4955463336058970061" text:style-name="L5">
        <text:list-item>
          <text:p text:style-name="P14">ron hermione</text:p>
        </text:list-item>
      </text:list>
      <text:p text:style-name="Text_20_body"/>
      <text:p text:style-name="P18">Total : <text:s text:c="2"/><text:span text:style-name="T11">0.5 </text:span>point</text:p>
      <text:p text:style-name="P18"/>
      <text:p text:style-name="Text_20_body"/>
      <text:p text:style-name="P7">6) Qu’est ce que Harry Potter a reçu pour noël et par qui ? (texte 2)</text:p>
      <text:p text:style-name="Text_20_body"/>
      <text:p text:style-name="P8">-  une cape d’invisibilité  </text:p>
      <text:p text:style-name="P8"/>
      <text:p text:style-name="P19">Total : <text:s text:c="2"/><text:span text:style-name="T12">0 </text:span>point</text:p>
      <text:p text:style-name="P19"/>
      <text:p text:style-name="Text_20_body"><text:soft-page-break/></text:p>
      <text:p text:style-name="P7">7) Avec qui est Harry lors de l’ouverture des cadeaux ? (texte 2)</text:p>
      <text:p text:style-name="Text_20_body"/>
      <text:list xml:id="list6254587423166579199" text:style-name="L6">
        <text:list-item>
          <text:p text:style-name="P15">ron hermione et quelqu'un d'autre </text:p>
        </text:list-item>
      </text:list>
      <text:p text:style-name="Text_20_body"/>
      <text:p text:style-name="P20">Total : <text:s text:c="2"/><text:span text:style-name="T13">1 </text:span>point</text:p>
      <text:p text:style-name="P20"/>
      <text:p text:style-name="Text_20_body"/>
      <text:p text:style-name="P7">8) Que prévoient de faire Harry, Ron et Hermione? (texte 2)</text:p>
      <text:p text:style-name="Text_20_body"/>
      <text:p text:style-name="P8">- </text:p>
      <text:p text:style-name="P8"/>
      <text:p text:style-name="P21">Total : <text:s text:c="2"/><text:span text:style-name="T14">0 </text:span>point</text:p>
      <text:p text:style-name="P21"/>
      <text:p text:style-name="Text_20_body"/>
      <text:p text:style-name="P7">9) Comment se fait réveiller Harry et par qui ? (texte 3)</text:p>
      <text:p text:style-name="Text_20_body"/>
      <text:list xml:id="list1423190171462443224" text:style-name="L7">
        <text:list-item>
          <text:p text:style-name="P16"/>
        </text:list-item>
      </text:list>
      <text:p text:style-name="P22">Total : <text:s text:c="2"/><text:span text:style-name="T15">0 </text:span>point</text:p>
      <text:p text:style-name="P22"/>
      <text:p text:style-name="Text_20_body"/>
      <text:p text:style-name="P7">10)  Qu’est ce que Harry Potter a reçu pour noël et de qui  ? (texte 3)</text:p>
      <text:p text:style-name="Text_20_body"/>
      <text:p text:style-name="P27"/>
      <text:p text:style-name="P23">Total : <text:s text:c="2"/><text:span text:style-name="T16">0 </text:span>point</text:p>
      <text:p text:style-name="P25"/>
      <text:p text:style-name="P3"/>
      <text:p text:style-name="P3"/>
      <text:p text:style-name="P4"><text:span text:style-name="T4">11</text:span>) <text:span text:style-name="T6">Avec qui est Harry ? Comment ont réagi ces personnes s’il y en a ? (texte 3)</text:span></text:p>
      <text:p text:style-name="P4"/>
      <text:p text:style-name="P3">- </text:p>
      <text:p text:style-name="P24">Total : <text:span text:style-name="T17">0</text:span> <text:s/>point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2:30:46.470516546</meta:creation-date>
    <dc:date>2019-05-01T10:37:12.606312922</dc:date>
    <meta:editing-duration>PT25M29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216" meta:character-count="1031" meta:non-whitespace-character-count="827"/>
  </office:meta>
</office:document-meta>
</file>